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5" manifest:media-type="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ontserrat" svg:font-family="Montserrat, Arial, 'sans serif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21699a"/>
    </style:style>
    <style:style style:name="P3" style:family="paragraph" style:parent-style-name="Text_20_body">
      <style:paragraph-properties fo:text-align="justify" style:justify-single-word="false"/>
      <style:text-properties officeooo:paragraph-rsid="00263896"/>
    </style:style>
    <style:style style:name="P4" style:family="paragraph" style:parent-style-name="Text_20_body">
      <style:text-properties fo:font-weight="normal" officeooo:rsid="00203c35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size="10.5pt" officeooo:rsid="0027d2f1" officeooo:paragraph-rsid="0028e6cf" style:font-size-asian="10.5pt" style:font-size-complex="10.5pt"/>
    </style:style>
    <style:style style:name="P6" style:family="paragraph" style:parent-style-name="Text_20_body">
      <style:paragraph-properties fo:text-align="justify" style:justify-single-word="false"/>
      <style:text-properties fo:font-size="10.5pt" officeooo:rsid="0028e6cf" officeooo:paragraph-rsid="0028e6cf" style:font-size-asian="10.5pt" style:font-size-complex="10.5pt"/>
    </style:style>
    <style:style style:name="P7" style:family="paragraph" style:parent-style-name="Text_20_body">
      <style:paragraph-properties fo:text-align="center" style:justify-single-word="false"/>
      <style:text-properties fo:font-size="10.5pt" officeooo:rsid="0028e6cf" officeooo:paragraph-rsid="0028e6cf" style:font-size-asian="10.5pt" style:font-size-complex="10.5pt"/>
    </style:style>
    <style:style style:name="P8" style:family="paragraph" style:parent-style-name="Text_20_body">
      <style:paragraph-properties fo:text-align="center" style:justify-single-word="false"/>
      <style:text-properties fo:font-size="10.5pt" officeooo:rsid="002a668c" officeooo:paragraph-rsid="002c3da2" style:font-size-asian="10.5pt" style:font-size-complex="10.5pt"/>
    </style:style>
    <style:style style:name="P9" style:family="paragraph" style:parent-style-name="Text_20_body">
      <style:paragraph-properties fo:text-align="justify" style:justify-single-word="false"/>
      <style:text-properties fo:font-size="10.5pt" officeooo:rsid="002a668c" officeooo:paragraph-rsid="002a668c" style:font-size-asian="10.5pt" style:font-size-complex="10.5pt"/>
    </style:style>
    <style:style style:name="P10" style:family="paragraph" style:parent-style-name="Text_20_body">
      <style:paragraph-properties fo:text-align="center" style:justify-single-word="false"/>
      <style:text-properties fo:font-size="10.5pt" officeooo:rsid="002db910" officeooo:paragraph-rsid="002db910" style:font-size-asian="10.5pt" style:font-size-complex="10.5pt"/>
    </style:style>
    <style:style style:name="P11" style:family="paragraph" style:parent-style-name="Text_20_body">
      <style:paragraph-properties fo:text-align="start" style:justify-single-word="false"/>
      <style:text-properties fo:font-size="10.5pt" officeooo:rsid="002de733" officeooo:paragraph-rsid="002de733" style:font-size-asian="10.5pt" style:font-size-complex="10.5pt"/>
    </style:style>
    <style:style style:name="P12" style:family="paragraph" style:parent-style-name="Text_20_body">
      <style:paragraph-properties fo:text-align="center" style:justify-single-word="false"/>
      <style:text-properties fo:font-size="10.5pt" officeooo:rsid="002de733" officeooo:paragraph-rsid="002de733" style:font-size-asian="10.5pt" style:font-size-complex="10.5pt"/>
    </style:style>
    <style:style style:name="P13" style:family="paragraph" style:parent-style-name="Text_20_body">
      <style:paragraph-properties fo:text-align="center" style:justify-single-word="false"/>
      <style:text-properties fo:font-size="10.5pt" fo:language="en" fo:country="US" officeooo:paragraph-rsid="002fbb75" style:font-size-asian="10.5pt" style:font-size-complex="10.5pt"/>
    </style:style>
    <style:style style:name="P14" style:family="paragraph" style:parent-style-name="Heading_20_1">
      <style:paragraph-properties fo:text-align="center" style:justify-single-word="false"/>
      <style:text-properties fo:font-variant="normal" fo:text-transform="none" fo:color="#000000" style:font-name="Helvetica Neue" fo:font-size="12pt" fo:letter-spacing="normal" fo:font-style="normal" fo:font-weight="bold" style:font-size-asian="12pt" style:font-size-complex="12pt"/>
    </style:style>
    <style:style style:name="P15" style:family="paragraph" style:parent-style-name="Heading_20_2">
      <style:paragraph-properties fo:text-align="center" style:justify-single-word="false"/>
    </style:style>
    <style:style style:name="P16" style:family="paragraph" style:parent-style-name="Heading_20_3">
      <style:paragraph-properties fo:text-align="center" style:justify-single-word="false"/>
      <style:text-properties fo:font-variant="normal" fo:text-transform="none" fo:color="#000000" style:font-name="Helvetica Neue" fo:font-size="13.5pt" fo:letter-spacing="normal" fo:font-style="normal" fo:font-weight="bold"/>
    </style:style>
    <style:style style:name="P17" style:family="paragraph" style:parent-style-name="Heading_20_3">
      <style:paragraph-properties fo:text-align="justify" style:justify-single-word="false"/>
      <style:text-properties style:font-name="Liberation Serif" officeooo:paragraph-rsid="00203c35"/>
    </style:style>
    <style:style style:name="P18" style:family="paragraph" style:parent-style-name="Heading_20_3">
      <style:text-properties fo:font-size="10.5pt" style:font-size-asian="10.5pt" style:font-size-complex="10.5pt"/>
    </style:style>
    <style:style style:name="P19" style:family="paragraph" style:parent-style-name="Heading_20_3">
      <style:text-properties fo:font-size="10.5pt" officeooo:rsid="00250527" officeooo:paragraph-rsid="00250527" style:font-size-asian="10.5pt" style:font-size-complex="10.5pt"/>
    </style:style>
    <style:style style:name="P20" style:family="paragraph" style:parent-style-name="Heading_20_3">
      <style:text-properties fo:font-size="10.5pt" officeooo:rsid="00250527" officeooo:paragraph-rsid="0027d2f1" style:font-size-asian="10.5pt" style:font-size-complex="10.5pt"/>
    </style:style>
    <style:style style:name="T1" style:family="text">
      <style:text-properties officeooo:rsid="001eb65e"/>
    </style:style>
    <style:style style:name="T2" style:family="text">
      <style:text-properties fo:color="#000000" style:font-name="inherit" fo:font-size="10.5pt" fo:font-weight="normal" officeooo:rsid="00203c35" style:font-weight-asian="normal" style:font-weight-complex="normal" loext:padding="0cm" loext:border="none"/>
    </style:style>
    <style:style style:name="T3" style:family="text">
      <style:text-properties fo:color="#000000" fo:font-size="10.5pt" fo:font-weight="bold" style:font-weight-asian="bold" style:font-weight-complex="bold" loext:padding="0cm" loext:border="none"/>
    </style:style>
    <style:style style:name="T4" style:family="text">
      <style:text-properties fo:color="#000000" fo:font-size="10.5pt" fo:font-weight="bold" officeooo:rsid="00203c35" style:font-weight-asian="bold" style:font-weight-complex="bold" loext:padding="0cm" loext:border="none"/>
    </style:style>
    <style:style style:name="T5" style:family="text">
      <style:text-properties officeooo:rsid="0021699a"/>
    </style:style>
    <style:style style:name="T6" style:family="text">
      <style:text-properties fo:font-variant="normal" fo:text-transform="none" fo:color="#000000" style:font-name="Helvetica Neue" fo:font-size="10.5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Helvetica Neue" fo:font-size="10.5pt" fo:letter-spacing="normal" fo:font-style="normal" fo:font-weight="normal" officeooo:rsid="00263896" style:font-weight-asian="normal" style:font-weight-complex="normal"/>
    </style:style>
    <style:style style:name="T8" style:family="text">
      <style:text-properties fo:font-variant="normal" fo:text-transform="none" fo:color="#000000" style:font-name="Helvetica Neue" fo:letter-spacing="normal" fo:font-style="normal"/>
    </style:style>
    <style:style style:name="T9" style:family="text">
      <style:text-properties fo:font-variant="normal" fo:text-transform="none" fo:color="#000000" style:font-name="Helvetica Neue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Helvetica Neue" fo:letter-spacing="normal" fo:font-style="normal" fo:font-weight="normal" officeooo:rsid="0027d2f1" style:font-weight-asian="normal" style:font-weight-complex="normal"/>
    </style:style>
    <style:style style:name="T11" style:family="text">
      <style:text-properties fo:font-variant="normal" fo:text-transform="none" fo:color="#000000" style:font-name="Helvetica Neue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letter-spacing="normal" fo:font-style="normal"/>
    </style:style>
    <style:style style:name="T13" style:family="text">
      <style:text-properties fo:font-variant="normal" fo:text-transform="none" fo:color="#000000" style:font-name="Liberation Serif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style:font-name="Liberation Serif" fo:letter-spacing="normal" fo:font-style="normal" fo:font-weight="normal" officeooo:rsid="0027d2f1" style:font-weight-asian="normal" style:font-weight-complex="normal"/>
    </style:style>
    <style:style style:name="T15" style:family="text">
      <style:text-properties fo:font-variant="normal" fo:text-transform="none" fo:color="#000000" style:font-name="Liberation Serif" fo:letter-spacing="normal" fo:font-style="normal" fo:font-weight="normal" officeooo:rsid="00263896" style:font-weight-asian="normal" style:font-weight-complex="normal"/>
    </style:style>
    <style:style style:name="T16" style:family="text">
      <style:text-properties fo:font-variant="normal" fo:text-transform="none" fo:color="#000000" style:font-name="Liberation Serif" fo:font-size="10.5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000000" style:font-name="Liberation Serif" fo:font-size="10.5pt" fo:letter-spacing="normal" fo:font-style="normal" fo:font-weight="normal" officeooo:rsid="00263896" style:font-weight-asian="normal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27d2f1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263896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22" style:family="text">
      <style:text-properties fo:font-variant="normal" fo:text-transform="none" fo:color="#000000" fo:letter-spacing="normal" fo:font-style="normal"/>
    </style:style>
    <style:style style:name="T23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4" style:family="text">
      <style:text-properties fo:font-variant="normal" fo:text-transform="none" fo:color="#000000" fo:letter-spacing="normal" fo:font-style="normal" fo:font-weight="normal" officeooo:rsid="0027d2f1" style:font-weight-asian="normal" style:font-weight-complex="normal"/>
    </style:style>
    <style:style style:name="T25" style:family="text">
      <style:text-properties fo:font-variant="normal" fo:text-transform="none" fo:color="#000000" fo:font-size="10.5pt" fo:letter-spacing="normal" fo:font-style="normal" fo:font-weight="normal" style:font-weight-asian="normal" style:font-weight-complex="normal"/>
    </style:style>
    <style:style style:name="T26" style:family="text">
      <style:text-properties fo:font-variant="normal" fo:text-transform="none" fo:color="#000000" fo:font-size="10.5pt" fo:letter-spacing="normal" fo:font-style="normal" fo:font-weight="normal" officeooo:rsid="00263896" style:font-weight-asian="normal" style:font-weight-complex="normal"/>
    </style:style>
    <style:style style:name="T27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296eaa" style:font-name="Helvetica Neue" fo:font-size="10.5pt" fo:letter-spacing="normal" fo:font-style="normal" style:text-underline-style="solid" style:text-underline-width="auto" style:text-underline-color="font-color" fo:font-weight="normal" officeooo:rsid="00250527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296eaa" style:font-name="Helvetica Neue" fo:font-size="12pt" fo:letter-spacing="normal" fo:font-style="normal" style:text-underline-style="solid" style:text-underline-width="auto" style:text-underline-color="font-color" fo:font-weight="normal" officeooo:rsid="00263896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296eaa" fo:font-size="10.5pt" fo:letter-spacing="normal" fo:font-style="normal" style:text-underline-style="solid" style:text-underline-width="auto" style:text-underline-color="font-color" fo:font-weight="normal" officeooo:rsid="00250527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296eaa" style:font-name="Liberation Serif" fo:font-size="10.5pt" fo:letter-spacing="normal" fo:font-style="normal" style:text-underline-style="solid" style:text-underline-width="auto" style:text-underline-color="font-color" fo:font-weight="normal" officeooo:rsid="00250527" fo:background-color="transparent" loext:char-shading-value="0" style:font-weight-asian="normal" style:font-weight-complex="normal"/>
    </style:style>
    <style:style style:name="T32" style:family="text">
      <style:text-properties fo:font-variant="normal" fo:text-transform="none" fo:color="#296eaa" style:font-name="Liberation Serif" fo:letter-spacing="normal" fo:font-style="normal" style:text-underline-style="solid" style:text-underline-width="auto" style:text-underline-color="font-color" fo:font-weight="normal" officeooo:rsid="00250527" fo:background-color="transparent" loext:char-shading-value="0" style:font-weight-asian="normal" style:font-weight-complex="normal"/>
    </style:style>
    <style:style style:name="T33" style:family="text">
      <style:text-properties fo:font-variant="normal" fo:text-transform="none" fo:color="#296eaa" style:font-name="Liberation Serif" fo:font-size="12pt" fo:letter-spacing="normal" fo:font-style="normal" style:text-underline-style="solid" style:text-underline-width="auto" style:text-underline-color="font-color" fo:font-weight="normal" officeooo:rsid="00250527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296eaa" style:font-name="Liberation Serif" fo:font-size="12pt" fo:letter-spacing="normal" fo:font-style="normal" style:text-underline-style="solid" style:text-underline-width="auto" style:text-underline-color="font-color" fo:font-weight="normal" officeooo:rsid="00263896" fo:background-color="transparent" loext:char-shading-value="0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296eaa" style:font-name="Liberation Serif" fo:font-size="12pt" fo:letter-spacing="normal" fo:font-style="normal" style:text-underline-style="solid" style:text-underline-width="auto" style:text-underline-color="font-color" fo:font-weight="normal" officeooo:rsid="00340c81" fo:background-color="transparent" loext:char-shading-value="0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96eaa" fo:font-size="12pt" fo:letter-spacing="normal" fo:font-style="normal" style:text-underline-style="solid" style:text-underline-width="auto" style:text-underline-color="font-color" fo:font-weight="normal" officeooo:rsid="00263896" fo:background-color="transparent" loext:char-shading-value="0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1a466c" style:font-name="Helvetica Neue" fo:font-size="10.5pt" fo:letter-spacing="normal" fo:font-style="normal" style:text-underline-style="solid" style:text-underline-width="auto" style:text-underline-color="font-color" fo:font-weight="bold" officeooo:rsid="00263896" fo:background-color="transparent" loext:char-shading-value="0"/>
    </style:style>
    <style:style style:name="T38" style:family="text">
      <style:text-properties fo:font-variant="normal" fo:text-transform="none" fo:color="#1a466c" style:font-name="Liberation Serif" fo:font-size="10.5pt" fo:letter-spacing="normal" fo:font-style="normal" style:text-underline-style="solid" style:text-underline-width="auto" style:text-underline-color="font-color" fo:font-weight="bold" officeooo:rsid="00263896" fo:background-color="transparent" loext:char-shading-value="0"/>
    </style:style>
    <style:style style:name="T39" style:family="text">
      <style:text-properties fo:font-variant="normal" fo:text-transform="none" fo:color="#1a466c" style:font-name="Liberation Serif" fo:letter-spacing="normal" fo:font-style="normal" style:text-underline-style="solid" style:text-underline-width="auto" style:text-underline-color="font-color" fo:font-weight="bold" officeooo:rsid="00263896" fo:background-color="transparent" loext:char-shading-value="0"/>
    </style:style>
    <style:style style:name="T40" style:family="text">
      <style:text-properties fo:font-variant="normal" fo:text-transform="none" fo:color="#1a466c" style:font-name="Liberation Serif" fo:font-size="12pt" fo:letter-spacing="normal" fo:font-style="normal" style:text-underline-style="solid" style:text-underline-width="auto" style:text-underline-color="font-color" fo:font-weight="bold" officeooo:rsid="00263896" fo:background-color="transparent" loext:char-shading-value="0" style:font-size-asian="12pt" style:font-size-complex="12pt"/>
    </style:style>
    <style:style style:name="T41" style:family="text">
      <style:text-properties fo:font-variant="normal" fo:text-transform="none" fo:color="#1a466c" fo:font-size="10.5pt" fo:letter-spacing="normal" fo:font-style="normal" style:text-underline-style="solid" style:text-underline-width="auto" style:text-underline-color="font-color" fo:font-weight="bold" officeooo:rsid="00263896" fo:background-color="transparent" loext:char-shading-value="0"/>
    </style:style>
    <style:style style:name="T42" style:family="text">
      <style:text-properties officeooo:rsid="00233383"/>
    </style:style>
    <style:style style:name="T43" style:family="text">
      <style:text-properties officeooo:rsid="0027d2f1"/>
    </style:style>
    <style:style style:name="T44" style:family="text">
      <style:text-properties officeooo:rsid="0028e6cf"/>
    </style:style>
    <style:style style:name="T45" style:family="text">
      <style:text-properties officeooo:rsid="002a668c"/>
    </style:style>
    <style:style style:name="T46" style:family="text">
      <style:text-properties officeooo:rsid="002c3da2"/>
    </style:style>
    <style:style style:name="T47" style:family="text">
      <style:text-properties officeooo:rsid="002ef3d4"/>
    </style:style>
    <style:style style:name="T48" style:family="text">
      <style:text-properties officeooo:rsid="002fbb75"/>
    </style:style>
    <style:style style:name="T49" style:family="text">
      <style:text-properties fo:language="en" fo:country="US"/>
    </style:style>
    <style:style style:name="T50" style:family="text">
      <style:text-properties fo:language="en" fo:country="US" officeooo:rsid="002fbb75"/>
    </style:style>
    <style:style style:name="T51" style:family="text">
      <style:text-properties fo:language="en" fo:country="US" officeooo:rsid="00324df2"/>
    </style:style>
    <style:style style:name="T52" style:family="text">
      <style:text-properties fo:language="en" fo:country="US" officeooo:rsid="00340c81"/>
    </style:style>
    <style:style style:name="T53" style:family="text">
      <style:text-properties style:font-name="Liberation Serif"/>
    </style:style>
    <style:style style:name="T54" style:family="text">
      <style:text-properties style:font-name="Liberation Serif" fo:font-size="12pt" style:font-size-asian="12pt" style:font-size-complex="12pt"/>
    </style:style>
    <style:style style:name="T55" style:family="text">
      <style:text-properties officeooo:rsid="00340c81"/>
    </style:style>
    <style:style style:name="fr1" style:family="graphic" style:parent-style-name="OLE">
      <style:graphic-properties style:vertical-pos="top" style:vertical-rel="paragraph" style:horizontal-pos="center" style:horizontal-rel="paragraph" fo:padding="0.049cm" fo:border="0.06pt solid #000000" draw:ole-draw-aspect="1"/>
    </style:style>
    <style:style style:name="fr2" style:family="graphic" style:parent-style-name="OLE">
      <style:graphic-properties style:horizontal-pos="center" style:horizontal-rel="paragraph" fo:padding="0.049cm" fo:border="0.06pt solid #000000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fo:padding="0.049cm" fo:border="0.06pt solid #000080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fo:padding="0.049cm" fo:border="0.06pt solid #000000" draw:ole-draw-aspect="1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bookmark text:name="From-Multidimensional-Poverty-Index-by-block-to-mean-by-urban-neighbourhood-using-free-data-from-foursquare."/>From Multidimensional Poverty Index by block to mean by urban neighborhood using free data from foursquare.</text:h>
      <text:h text:style-name="P16" text:outline-level="3"><text:bookmark text:name="Medellin-city,Colombia."/><text:span text:style-name="T5">A case Study in Medellín</text:span> city,Colombia</text:h>
      <text:p text:style-name="Text_20_body"/>
      <text:h text:style-name="P15" text:outline-level="2"><text:span text:style-name="T1">Rodríguez</text:span>, Joan </text:h>
      <text:p text:style-name="Text_20_body"/>
      <text:p text:style-name="Subtitle">January, 202<text:span text:style-name="T42">1</text:span>.</text:p>
      <text:p text:style-name="P4"/>
      <text:h text:style-name="Heading_20_2" text:outline-level="2">2. DATA</text:h>
      <text:h text:style-name="P19" text:outline-level="3">2.1 DATA SOURCE</text:h>
      <text:p text:style-name="P3"><text:bookmark text:name="Free-data-from-Multidimensional-Poverty-Index-is-available-at-https://geoportal.dane.gov.co/visipm/-like-a-shape-file-with-it-is-index-for-each-block-in-the-city."/><text:span text:style-name="T18">Free data from </text:span><text:span text:style-name="T19">the last census in the year 2018, </text:span><text:span text:style-name="T18">Multidimensional Poverty Index </text:span><text:span text:style-name="T19">(MPI)</text:span><text:span text:style-name="T18"> is available at</text:span><text:bookmark text:name="Free-data-from-Multidimensional-Poverty-Index-is-available-at-https://geoportal.dane.gov.co/visipm/-like-a-shape-file-with-it-is-index-for-each-block-in-the-city.1"/><text:span text:style-name="T18"> </text:span><text:span text:style-name="T21"> </text:span><text:a xlink:type="simple" xlink:href="https://geoportal.dane.gov.co/visipm/" office:target-frame-name="_blank" xlink:show="new" text:style-name="Internet_20_link" text:visited-style-name="Visited_20_Internet_20_Link"><text:span text:style-name="T40">Census DANE MPI</text:span></text:a><text:span text:style-name="T54"> </text:span><text:span text:style-name="T18">like a shape file with it is index for each block in the city.</text:span></text:p>
      <text:p text:style-name="Text_20_body"><text:bookmark text:name="Data-about-every-neighbourhood-is-available-at-https://geomedellin-m-medellin.opendata.arcgis.com/datasets/barrio-vereda-like-a-shape-file."/><text:span text:style-name="T18">Data about every neighborhood </text:span><text:span text:style-name="T20">is</text:span><text:span text:style-name="T18"> available at  </text:span><text:a xlink:type="simple" xlink:href="https://geomedellin-m-medellin.opendata.arcgis.com/datasets/barrio-vereda" office:target-frame-name="_blank" xlink:show="new" text:style-name="Internet_20_link" text:visited-style-name="Visited_20_Internet_20_Link"><text:span text:style-name="T35">Neighborhoods Medellin</text:span></text:a><text:span text:style-name="T18">  like a shape file.</text:span></text:p>
      <text:p text:style-name="Text_20_body"><text:bookmark text:name="WIth-QGIS-software-we-change-data-from-shapefile-to-geojson-to-see-neighbourhoods-and-extract-table-datas-to-excel-to-use-Multidimensional-Poverty-Index."/>WIth QGIS software we change data from shapefile to geojson to see neighborhoods and extract table datas to excel to use Multidimensional Poverty Index.</text:p>
      <text:p text:style-name="Text_20_body"><text:bookmark text:name="Data-about-venues-is-available-at-www.foursquare.com-using-a-free-acount"/><text:span text:style-name="T18">Data about venues is available at </text:span><text:a xlink:type="simple" xlink:href="http://www.foursquare.com/" office:target-frame-name="_blank" xlink:show="new" text:style-name="Internet_20_link" text:visited-style-name="Visited_20_Internet_20_Link"><text:span text:style-name="T34">foursquare</text:span></text:a><text:span text:style-name="T18"> using a free acount.</text:span></text:p>
      <text:h text:style-name="P20" text:outline-level="3">2.<text:span text:style-name="T43">2</text:span> DATA <text:span text:style-name="T43">CLEANING</text:span></text:h>
      <text:p text:style-name="P5">Data with Neighborghood geometries was downloade<text:span text:style-name="T44">d</text:span> and opened with QGIS software <text:span text:style-name="T44">to transform </text:span>data from shapefile to geojson , <text:span text:style-name="T44">additionally </text:span>extract <text:span text:style-name="T44">coordinates inside each urban neighborhood (Table 1) <text:s/>and </text:span>data table<text:span text:style-name="T44">s</text:span> to excel <text:span text:style-name="T44">with </text:span><text:s/>Multidimensional Poverty Index <text:span text:style-name="T44">by block with <text:s/>values from cero to 58,65 (Table 2)</text:span></text:p>
      <text:p text:style-name="P5"/>
      <text:p text:style-name="P7"><draw:frame draw:style-name="fr1" draw:name="Objeto1" text:anchor-type="paragraph" svg:width="18.741cm" svg:height="3.044cm" draw:z-index="0"><draw:object xlink:href="./Object 1" xlink:type="simple" xlink:show="embed" xlink:actuate="onLoad"/><draw:image xlink:href="./ObjectReplacements/Object 1" xlink:type="simple" xlink:show="embed" xlink:actuate="onLoad"/></draw:frame>Table 1( first 5 rows from 298, Coordinates from urban Neighborhood in <text:span text:style-name="T55">Medellín</text:span>, Colombia)</text:p>
      <text:p text:style-name="P6"><text:s text:c="7"/></text:p>
      <text:p text:style-name="P7"><draw:frame draw:style-name="fr1" draw:name="Objeto2" text:anchor-type="paragraph" svg:width="14.367cm" svg:height="3.177cm" draw:z-index="1"><draw:object xlink:href="./Object 2" xlink:type="simple" xlink:show="embed" xlink:actuate="onLoad"/><draw:image xlink:href="./ObjectReplacements/Object 2" xlink:type="simple" xlink:show="embed" xlink:actuate="onLoad"/></draw:frame><text:soft-page-break/><text:s/>Table 2.(first 5 rows from 13998, <text:s/>Multidimensional Poverty Index(IPM) <text:s/>by block)</text:p>
      <text:p text:style-name="P9">With <text:s/><text:span text:style-name="T44">Multidimensional Poverty Index(IPM) <text:s/>by block, </text:span>now group by mean IPM <text:s/>to each neighbourhood and reduce to 13998 blocks to 294 neighboorhoods <text:span text:style-name="T46">(Table 3)</text:span>.</text:p>
      <text:p text:style-name="P8"><draw:frame draw:style-name="fr3" draw:name="Objeto4" text:anchor-type="paragraph" svg:x="1.48cm" svg:y="-0.03cm" svg:width="15.055cm" svg:height="2.923cm" draw:z-index="3"><draw:object xlink:href="./Object 4" xlink:type="simple" xlink:show="embed" xlink:actuate="onLoad"/><draw:image xlink:href="./ObjectReplacements/Object 4" xlink:type="simple" xlink:show="embed" xlink:actuate="onLoad"/></draw:frame><text:s text:c="2"/><text:span text:style-name="T46">Table 3. (first 5 rows from 294, Multidimensional Poverty Index(IPM) mean by Neighbourhood)</text:span></text:p>
      <text:p text:style-name="P6">Data from venues was downloaded from foursquare using a free acount and taking in a count restriction about amount of data. <text:span text:style-name="T45">Despite this, data available to Medellin city in this study have 4063 venues and 235 categories (Table 4).</text:span></text:p>
      <text:p text:style-name="P11">Making dummies venues categories and ordered data venues now are columns . <text:span text:style-name="T48">The data </text:span><text:span text:style-name="T50">available</text:span><text:span text:style-name="T48"> in foursquare, reduce data from 294 to 277 </text:span><text:span text:style-name="T52">neighborhoods</text:span><text:span text:style-name="T48"> .</text:span>(Table 5).</text:p>
      <text:p text:style-name="P11"><text:span text:style-name="T49">Other </text:span>useful table is a categorical <text:span text:style-name="T46">Multidimensional Poverty Index(IPM): </text:span>Low (0-10), Medium (10-20), HIGH (20-30) and very high &gt;30. <text:span text:style-name="T47">(Table 6)</text:span></text:p>
      <text:p text:style-name="P11"/>
      <text:p text:style-name="P10"><draw:frame draw:style-name="fr2" draw:name="Objeto3" text:anchor-type="paragraph" svg:width="20.772cm" svg:height="1.774cm" draw:z-index="2"><draw:object xlink:href="./Object 3" xlink:type="simple" xlink:show="embed" xlink:actuate="onLoad"/><draw:image xlink:href="./ObjectReplacements/Object 3" xlink:type="simple" xlink:show="embed" xlink:actuate="onLoad"/></draw:frame>Table 4. (<text:span text:style-name="T49">first</text:span> 5 rows from 4063, venues from Medellin city downloaded from foursquare)</text:p>
      <text:p text:style-name="P10"/>
      <text:p text:style-name="P12"><draw:frame draw:style-name="fr2" draw:name="Objeto5" text:anchor-type="paragraph" svg:width="20.639cm" svg:height="2.185cm" draw:z-index="4"><draw:object xlink:href="./Object 5" xlink:type="simple" xlink:show="embed" xlink:actuate="onLoad"/><draw:image xlink:href="./ObjectReplacements/Object 5" xlink:type="simple" xlink:show="embed" xlink:actuate="onLoad"/></draw:frame>Table 5. (first 5 rows from 2<text:span text:style-name="T48">77 </text:span>, and first 5 categories as columns from 235 total categories)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4" draw:name="Objeto6" text:anchor-type="paragraph" svg:x="3.911cm" svg:y="-1.752cm" svg:width="8.818cm" svg:height="6.5cm" draw:z-index="5"><draw:object xlink:href="./Object 6" xlink:type="simple" xlink:show="embed" xlink:actuate="onLoad"/><draw:image xlink:href="./ObjectReplacements/Object 6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47">Table 6.(first 5 rows from 277, categorical data from Multidimensional Poverty Index(IPM), by neighborhood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ontserrat" svg:font-family="Montserrat, Arial, 'sans serif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20:50:24.507597558</meta:creation-date>
    <dc:date>2021-01-25T23:28:31.334392406</dc:date>
    <meta:editing-duration>PT50M50S</meta:editing-duration>
    <meta:editing-cycles>10</meta:editing-cycles>
    <meta:generator>LibreOffice/6.0.7.3$Linux_X86_64 LibreOffice_project/00m0$Build-3</meta:generator>
    <meta:document-statistic meta:table-count="0" meta:image-count="0" meta:object-count="6" meta:page-count="3" meta:paragraph-count="23" meta:word-count="357" meta:character-count="2265" meta:non-whitespace-character-count="19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02mm"/>
    </style:style>
    <style:style style:name="co2" style:family="table-column">
      <style:table-column-properties fo:break-before="auto" style:column-width="39.19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eighbourhoods</text:p>
          </table:table-cell>
          <table:table-cell office:value-type="string" calcext:value-type="string">
            <text:p>SUBTIPO_BA</text:p>
          </table:table-cell>
          <table:table-cell office:value-type="string" calcext:value-type="string">
            <text:p>Boroughs</text:p>
          </table:table-cell>
          <table:table-cell office:value-type="string" calcext:value-type="string">
            <text:p>SHAPEAREA</text:p>
          </table:table-cell>
          <table:table-cell office:value-type="string" calcext:value-type="string">
            <text:p>SHAPELE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La Aguacat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 Poblado</text:p>
          </table:table-cell>
          <table:table-cell office:value-type="float" office:value="622090.156" calcext:value-type="float">
            <text:p>622090,156</text:p>
          </table:table-cell>
          <table:table-cell office:value-type="float" office:value="3302.658" calcext:value-type="float">
            <text:p>3302,658</text:p>
          </table:table-cell>
          <table:table-cell office:value-type="float" office:value="6.199" calcext:value-type="float">
            <text:p>6,199</text:p>
          </table:table-cell>
          <table:table-cell office:value-type="float" office:value="-75.577" calcext:value-type="float">
            <text:p>-75,57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El P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a Hermosa</text:p>
          </table:table-cell>
          <table:table-cell office:value-type="float" office:value="413416.805" calcext:value-type="float">
            <text:p>413416,805</text:p>
          </table:table-cell>
          <table:table-cell office:value-type="float" office:value="3271.575" calcext:value-type="float">
            <text:p>3271,575</text:p>
          </table:table-cell>
          <table:table-cell office:value-type="float" office:value="6.244" calcext:value-type="float">
            <text:p>6,244</text:p>
          </table:table-cell>
          <table:table-cell office:value-type="float" office:value="-75.545" calcext:value-type="float">
            <text:p>-75,54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Fuente Cl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ledo</text:p>
          </table:table-cell>
          <table:table-cell office:value-type="float" office:value="236441.173" calcext:value-type="float">
            <text:p>236441,173</text:p>
          </table:table-cell>
          <table:table-cell office:value-type="float" office:value="3022.338" calcext:value-type="float">
            <text:p>3022,338</text:p>
          </table:table-cell>
          <table:table-cell office:value-type="float" office:value="6.278" calcext:value-type="float">
            <text:p>6,278</text:p>
          </table:table-cell>
          <table:table-cell office:value-type="float" office:value="-75.605" calcext:value-type="float">
            <text:p>-75,6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anto Domingo Savio No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ular</text:p>
          </table:table-cell>
          <table:table-cell office:value-type="float" office:value="264750.452" calcext:value-type="float">
            <text:p>264750,452</text:p>
          </table:table-cell>
          <table:table-cell office:value-type="float" office:value="2943.708" calcext:value-type="float">
            <text:p>2943,708</text:p>
          </table:table-cell>
          <table:table-cell office:value-type="float" office:value="6.298" calcext:value-type="float">
            <text:p>6,298</text:p>
          </table:table-cell>
          <table:table-cell office:value-type="float" office:value="-75.539" calcext:value-type="float">
            <text:p>-75,53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as Granj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rique</text:p>
          </table:table-cell>
          <table:table-cell office:value-type="float" office:value="641349.275" calcext:value-type="float">
            <text:p>641349,275</text:p>
          </table:table-cell>
          <table:table-cell office:value-type="float" office:value="3964.702" calcext:value-type="float">
            <text:p>3964,702</text:p>
          </table:table-cell>
          <table:table-cell office:value-type="float" office:value="6.279" calcext:value-type="float">
            <text:p>6,279</text:p>
          </table:table-cell>
          <table:table-cell office:value-type="float" office:value="-75.549" calcext:value-type="float">
            <text:p>-75,54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22:01:41.0435941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02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eighbourhoods</text:p>
          </table:table-cell>
          <table:table-cell office:value-type="string" calcext:value-type="string">
            <text:p>SUBTIPO_BA</text:p>
          </table:table-cell>
          <table:table-cell office:value-type="string" calcext:value-type="string">
            <text:p>Boroughs</text:p>
          </table:table-cell>
          <table:table-cell office:value-type="string" calcext:value-type="string">
            <text:p>IPM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Cristo R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yabal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La Aguacat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 Pobla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El Casti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 Pobla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Cristo R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yabal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Patio Bon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 Poblado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22:14:30.6272556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64.54mm"/>
    </style:style>
    <style:style style:name="co4" style:family="table-column">
      <style:table-column-properties fo:break-before="auto" style:column-width="62.09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6.76mm"/>
    </style:style>
    <style:style style:name="co7" style:family="table-column">
      <style:table-column-properties fo:break-before="auto" style:column-width="46.83mm"/>
    </style:style>
    <style:style style:name="co8" style:family="table-column">
      <style:table-column-properties fo:break-before="auto" style:column-width="59.0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IPM</text:p>
          </table:table-cell>
          <table:table-cell table:style-name="ce1" office:value-type="string" calcext:value-type="string">
            <text:p>Neighbourhoods</text:p>
          </table:table-cell>
          <table:table-cell table:style-name="ce1" office:value-type="string" calcext:value-type="string">
            <text:p>Neighborhood Latitude</text:p>
          </table:table-cell>
          <table:table-cell table:style-name="ce1" office:value-type="string" calcext:value-type="string">
            <text:p>Neighborhood Longitude</text:p>
          </table:table-cell>
          <table:table-cell table:style-name="ce1" office:value-type="string" calcext:value-type="string">
            <text:p>Venue</text:p>
          </table:table-cell>
          <table:table-cell table:style-name="ce1" office:value-type="string" calcext:value-type="string">
            <text:p>Venue Latitude</text:p>
          </table:table-cell>
          <table:table-cell table:style-name="ce1" office:value-type="string" calcext:value-type="string">
            <text:p>Venue Longitude</text:p>
          </table:table-cell>
          <table:table-cell table:style-name="ce1" office:value-type="string" calcext:value-type="string">
            <text:p>Venue Category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3.3476923076923" calcext:value-type="float">
            <text:p>23,3476923076923</text:p>
          </table:table-cell>
          <table:table-cell office:value-type="string" calcext:value-type="string">
            <text:p>Santo Domingo Savio No.1</text:p>
          </table:table-cell>
          <table:table-cell office:value-type="float" office:value="6.298" calcext:value-type="float">
            <text:p>6,298</text:p>
          </table:table-cell>
          <table:table-cell office:value-type="float" office:value="-75.544" calcext:value-type="float">
            <text:p>-75,544</text:p>
          </table:table-cell>
          <table:table-cell office:value-type="string" calcext:value-type="string">
            <text:p>La Mesa del Barrio</text:p>
          </table:table-cell>
          <table:table-cell office:value-type="float" office:value="6.29474856094819" calcext:value-type="float">
            <text:p>6,29474856094819</text:p>
          </table:table-cell>
          <table:table-cell office:value-type="float" office:value="-75.5440434137111" calcext:value-type="float">
            <text:p>-75,5440434137111</text:p>
          </table:table-cell>
          <table:table-cell office:value-type="string" calcext:value-type="string">
            <text:p>South American Restauran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3.3476923076923" calcext:value-type="float">
            <text:p>23,3476923076923</text:p>
          </table:table-cell>
          <table:table-cell office:value-type="string" calcext:value-type="string">
            <text:p>Santo Domingo Savio No.1</text:p>
          </table:table-cell>
          <table:table-cell office:value-type="float" office:value="6.298" calcext:value-type="float">
            <text:p>6,298</text:p>
          </table:table-cell>
          <table:table-cell office:value-type="float" office:value="-75.544" calcext:value-type="float">
            <text:p>-75,544</text:p>
          </table:table-cell>
          <table:table-cell office:value-type="string" calcext:value-type="string">
            <text:p>Mirador Somos Todos Bar</text:p>
          </table:table-cell>
          <table:table-cell office:value-type="float" office:value="6.29468378903119" calcext:value-type="float">
            <text:p>6,29468378903119</text:p>
          </table:table-cell>
          <table:table-cell office:value-type="float" office:value="-75.5448678675302" calcext:value-type="float">
            <text:p>-75,5448678675302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3.3476923076923" calcext:value-type="float">
            <text:p>23,3476923076923</text:p>
          </table:table-cell>
          <table:table-cell office:value-type="string" calcext:value-type="string">
            <text:p>Santo Domingo Savio No.1</text:p>
          </table:table-cell>
          <table:table-cell office:value-type="float" office:value="6.298" calcext:value-type="float">
            <text:p>6,298</text:p>
          </table:table-cell>
          <table:table-cell office:value-type="float" office:value="-75.544" calcext:value-type="float">
            <text:p>-75,544</text:p>
          </table:table-cell>
          <table:table-cell office:value-type="string" calcext:value-type="string">
            <text:p>Mi Cebi &amp; Chela</text:p>
          </table:table-cell>
          <table:table-cell office:value-type="float" office:value="6.293481" calcext:value-type="float">
            <text:p>6,293481</text:p>
          </table:table-cell>
          <table:table-cell office:value-type="float" office:value="-75.541798" calcext:value-type="float">
            <text:p>-75,541798</text:p>
          </table:table-cell>
          <table:table-cell office:value-type="string" calcext:value-type="string">
            <text:p>Caribbean Restauran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3.3476923076923" calcext:value-type="float">
            <text:p>23,3476923076923</text:p>
          </table:table-cell>
          <table:table-cell office:value-type="string" calcext:value-type="string">
            <text:p>Santo Domingo Savio No.1</text:p>
          </table:table-cell>
          <table:table-cell office:value-type="float" office:value="6.298" calcext:value-type="float">
            <text:p>6,298</text:p>
          </table:table-cell>
          <table:table-cell office:value-type="float" office:value="-75.544" calcext:value-type="float">
            <text:p>-75,544</text:p>
          </table:table-cell>
          <table:table-cell office:value-type="string" calcext:value-type="string">
            <text:p>Metrocable Linea K - Estación Popular</text:p>
          </table:table-cell>
          <table:table-cell office:value-type="float" office:value="6.29509961273046" calcext:value-type="float">
            <text:p>6,29509961273046</text:p>
          </table:table-cell>
          <table:table-cell office:value-type="float" office:value="-75.5481883799316" calcext:value-type="float">
            <text:p>-75,5481883799316</text:p>
          </table:table-cell>
          <table:table-cell office:value-type="string" calcext:value-type="string">
            <text:p>Cable Ca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.1333333333333" calcext:value-type="float">
            <text:p>23,1333333333333</text:p>
          </table:table-cell>
          <table:table-cell office:value-type="string" calcext:value-type="string">
            <text:p>Santo Domingo Savio No.2</text:p>
          </table:table-cell>
          <table:table-cell office:value-type="float" office:value="6.298" calcext:value-type="float">
            <text:p>6,298</text:p>
          </table:table-cell>
          <table:table-cell office:value-type="float" office:value="-75.539" calcext:value-type="float">
            <text:p>-75,539</text:p>
          </table:table-cell>
          <table:table-cell office:value-type="string" calcext:value-type="string">
            <text:p>Placa La Avanzada</text:p>
          </table:table-cell>
          <table:table-cell office:value-type="float" office:value="6.2947803620674" calcext:value-type="float">
            <text:p>6,2947803620674</text:p>
          </table:table-cell>
          <table:table-cell office:value-type="float" office:value="-75.5396083421013" calcext:value-type="float">
            <text:p>-75,5396083421013</text:p>
          </table:table-cell>
          <table:table-cell office:value-type="string" calcext:value-type="string">
            <text:p>Playground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22:26:30.1282687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23.41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22.33mm"/>
    </style:style>
    <style:style style:name="co5" style:family="table-column">
      <style:table-column-properties fo:break-before="auto" style:column-width="13.88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office:value-type="string" calcext:value-type="string">
            <text:p>IPM</text:p>
          </table:table-cell>
          <table:table-cell office:value-type="string" calcext:value-type="string">
            <text:p>Neighbourhoods</text:p>
          </table:table-cell>
          <table:table-cell office:value-type="string" calcext:value-type="string">
            <text:p>Borough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3.347692</text:p>
          </table:table-cell>
          <table:table-cell office:value-type="string" calcext:value-type="string">
            <text:p>Santo Domingo Savio No.2</text:p>
          </table:table-cell>
          <table:table-cell office:value-type="string" calcext:value-type="string">
            <text:p>Popular</text:p>
          </table:table-cell>
          <table:table-cell office:value-type="float" office:value="6298" calcext:value-type="float">
            <text:p>6298</text:p>
          </table:table-cell>
          <table:table-cell office:value-type="float" office:value="-75544" calcext:value-type="float">
            <text:p>-7554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3.133333</text:p>
          </table:table-cell>
          <table:table-cell office:value-type="string" calcext:value-type="string">
            <text:p>Santo Domingo Savio No.1</text:p>
          </table:table-cell>
          <table:table-cell office:value-type="string" calcext:value-type="string">
            <text:p>Popular</text:p>
          </table:table-cell>
          <table:table-cell office:value-type="float" office:value="6298" calcext:value-type="float">
            <text:p>6298</text:p>
          </table:table-cell>
          <table:table-cell office:value-type="float" office:value="-75539" calcext:value-type="float">
            <text:p>-7553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9.224786</text:p>
          </table:table-cell>
          <table:table-cell table:number-columns-repeated="2" office:value-type="string" calcext:value-type="string">
            <text:p>Popular</text:p>
          </table:table-cell>
          <table:table-cell office:value-type="float" office:value="6299" calcext:value-type="float">
            <text:p>6299</text:p>
          </table:table-cell>
          <table:table-cell office:value-type="float" office:value="-75548" calcext:value-type="float">
            <text:p>-755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2.317722</text:p>
          </table:table-cell>
          <table:table-cell office:value-type="string" calcext:value-type="string">
            <text:p>Granizal</text:p>
          </table:table-cell>
          <table:table-cell office:value-type="string" calcext:value-type="string">
            <text:p>Popular</text:p>
          </table:table-cell>
          <table:table-cell office:value-type="float" office:value="6292" calcext:value-type="float">
            <text:p>6292</text:p>
          </table:table-cell>
          <table:table-cell office:value-type="float" office:value="-75546" calcext:value-type="float">
            <text:p>-7554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2.534454</text:p>
          </table:table-cell>
          <table:table-cell office:value-type="string" calcext:value-type="string">
            <text:p>Moscú</text:p>
          </table:table-cell>
          <table:table-cell office:value-type="string" calcext:value-type="string">
            <text:p>Popular</text:p>
          </table:table-cell>
          <table:table-cell office:value-type="float" office:value="6290" calcext:value-type="float">
            <text:p>6290</text:p>
          </table:table-cell>
          <table:table-cell office:value-type="float" office:value="-75550" calcext:value-type="float">
            <text:p>-7555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22:42:27.9703522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43.29mm"/>
    </style:style>
    <style:style style:name="co5" style:family="table-column">
      <style:table-column-properties fo:break-before="auto" style:column-width="54.45mm"/>
    </style:style>
    <style:style style:name="co6" style:family="table-column">
      <style:table-column-properties fo:break-before="auto" style:column-width="36.21mm"/>
    </style:style>
    <style:style style:name="co7" style:family="table-column">
      <style:table-column-properties fo:break-before="auto" style:column-width="47.38mm"/>
    </style:style>
    <style:style style:name="co8" style:family="table-column">
      <style:table-column-properties fo:break-before="auto" style:column-width="51.1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Venue</text:p>
          </table:table-cell>
          <table:table-cell table:style-name="ce1" office:value-type="string" calcext:value-type="string">
            <text:p>Venue Latitude</text:p>
          </table:table-cell>
          <table:table-cell table:style-name="ce1" office:value-type="string" calcext:value-type="string">
            <text:p>Venue Longitude</text:p>
          </table:table-cell>
          <table:table-cell table:style-name="ce1" office:value-type="string" calcext:value-type="string">
            <text:p>Advertising Agency</text:p>
          </table:table-cell>
          <table:table-cell table:style-name="ce1" office:value-type="string" calcext:value-type="string">
            <text:p>Airport</text:p>
          </table:table-cell>
          <table:table-cell table:style-name="ce1" office:value-type="string" calcext:value-type="string">
            <text:p>Airport Lounge</text:p>
          </table:table-cell>
          <table:table-cell table:style-name="ce1" office:value-type="string" calcext:value-type="string">
            <text:p>Airport Service</text:p>
          </table:table-cell>
          <table:table-cell table:style-name="ce1" office:value-type="string" calcext:value-type="string">
            <text:p>American Restaura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 Mesa del Barrio</text:p>
          </table:table-cell>
          <table:table-cell office:value-type="float" office:value="6.29474856094819" calcext:value-type="float">
            <text:p>6,29474856094819</text:p>
          </table:table-cell>
          <table:table-cell office:value-type="float" office:value="-75.5440434137111" calcext:value-type="float">
            <text:p>-75,54404341371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 Cebi &amp; Chela</text:p>
          </table:table-cell>
          <table:table-cell office:value-type="float" office:value="6.293481" calcext:value-type="float">
            <text:p>6,293481</text:p>
          </table:table-cell>
          <table:table-cell office:value-type="float" office:value="-75.541798" calcext:value-type="float">
            <text:p>-75,5417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trocable Linea K - Estación Popular</text:p>
          </table:table-cell>
          <table:table-cell office:value-type="float" office:value="6.29509961273046" calcext:value-type="float">
            <text:p>6,29509961273046</text:p>
          </table:table-cell>
          <table:table-cell office:value-type="float" office:value="-75.5481883799316" calcext:value-type="float">
            <text:p>-75,54818837993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de sabemos</text:p>
          </table:table-cell>
          <table:table-cell office:value-type="float" office:value="6.2939332" calcext:value-type="float">
            <text:p>6,2939332</text:p>
          </table:table-cell>
          <table:table-cell office:value-type="float" office:value="-75.5380763" calcext:value-type="float">
            <text:p>-75,53807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 Cebi &amp; Chela</text:p>
          </table:table-cell>
          <table:table-cell office:value-type="float" office:value="6.293481" calcext:value-type="float">
            <text:p>6,293481</text:p>
          </table:table-cell>
          <table:table-cell office:value-type="float" office:value="-75.541798" calcext:value-type="float">
            <text:p>-75,541798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22:59:48.7961820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02mm"/>
    </style:style>
    <style:style style:name="ro1" style:family="table-row">
      <style:table-row-properties style:row-height="14.73mm" fo:break-before="auto" style:use-optimal-row-height="true"/>
    </style:style>
    <style:style style:name="ro2" style:family="table-row">
      <style:table-row-properties style:row-height="10.0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es" fo:country="CO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CO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2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IPM</text:p>
          </table:table-cell>
          <table:table-cell table:style-name="ce1" office:value-type="string" calcext:value-type="string">
            <text:p>PROVERTY_LEVEL</text:p>
          </table:table-cell>
          <table:table-cell table:style-name="ce1" office:value-type="string" calcext:value-type="string">
            <text:p>LEVEL</text:p>
          </table:table-cell>
        </table:table-row>
        <table:table-row table:style-name="ro2">
          <table:table-cell office:value-type="string" calcext:value-type="string">
            <text:p>23.347692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3.133333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9.224786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2.317722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2.534454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23:09:24.1076273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